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Source_Code_Pro_Semibold_1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8" style:family="paragraph" style:parent-style-name="Мой_20_код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8b90f5" fo:background-color="transparen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font-name="PT Astra Serif2" fo:font-size="20.7999992370605pt" fo:language="en" fo:country="US" fo:font-weight="bold" officeooo:rsid="007ee5b3" officeooo:paragraph-rsid="008464b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0" style:family="paragraph" style:parent-style-name="Text_20_body">
      <style:paragraph-properties fo:margin-left="1.3cm" fo:margin-right="0cm" fo:text-indent="0cm" style:auto-text-indent="false"/>
      <style:text-properties fo:language="ru" fo:country="RU" officeooo:rsid="008b90f5" officeooo:paragraph-rsid="008b90f5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9cde41" officeooo:paragraph-rsid="009cde41"/>
    </style:style>
    <style:style style:name="P22" style:family="paragraph" style:parent-style-name="Text_20_body">
      <style:text-properties officeooo:paragraph-rsid="0094e8fe"/>
    </style:style>
    <style:style style:name="P23" style:family="paragraph" style:parent-style-name="Листинг">
      <style:text-properties officeooo:paragraph-rsid="0096ed65"/>
    </style:style>
    <style:style style:name="P24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fo:font-weight="normal" officeooo:paragraph-rsid="008023e3" style:font-weight-asian="normal" style:font-weight-complex="normal"/>
    </style:style>
    <style:style style:name="P25" style:family="paragraph" style:parent-style-name="Мой_20_код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8b90f5" fo:background-color="transparent"/>
    </style:style>
    <style:style style:name="P26" style:family="paragraph" style:parent-style-name="Мой_20_код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paragraph-rsid="008b90f5" fo:background-color="transparent"/>
    </style:style>
    <style:style style:name="P27" style:family="paragraph" style:parent-style-name="Мой_20_код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a2121" loext:opacity="100%" fo:language="zxx" fo:country="none" fo:font-style="normal" style:text-underline-style="none" fo:font-weight="normal" officeooo:paragraph-rsid="008b90f5" fo:background-color="transparent"/>
    </style:style>
    <style:style style:name="P2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rsid="007d0934" officeooo:paragraph-rsid="007d0934"/>
    </style:style>
    <style:style style:name="P29" style:family="paragraph" style:parent-style-name="Heading_20_2">
      <style:text-properties officeooo:paragraph-rsid="007d0934"/>
    </style:style>
    <style:style style:name="P3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font-name="PT Astra Serif2" fo:font-size="18.3999996185303pt" fo:font-style="normal" fo:font-weight="bold" officeooo:rsid="0087c4c9" officeooo:paragraph-rsid="007d0934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3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8023e3"/>
    </style:style>
    <style:style style:name="P3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3" style:family="paragraph" style:parent-style-name="Text_20_body" style:list-style-name="L1">
      <style:text-properties fo:language="ru" fo:country="RU" officeooo:rsid="00995f9d" officeooo:paragraph-rsid="00995f9d"/>
    </style:style>
    <style:style style:name="P34" style:family="paragraph" style:parent-style-name="Text_20_body" style:list-style-name="L1">
      <style:text-properties fo:language="ru" fo:country="RU" officeooo:rsid="0099cec3" officeooo:paragraph-rsid="0099cec3"/>
    </style:style>
    <style:style style:name="P35" style:family="paragraph" style:parent-style-name="Text_20_body" style:list-style-name="L2">
      <style:text-properties officeooo:paragraph-rsid="0094e8fe"/>
    </style:style>
    <style:style style:name="P36" style:family="paragraph" style:parent-style-name="Листинг">
      <style:text-properties officeooo:paragraph-rsid="0096ed6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fo:font-style="normal" officeooo:rsid="0096ed65" style:font-style-asian="normal" style:font-style-complex="normal"/>
    </style:style>
    <style:style style:name="T5" style:family="text">
      <style:text-properties fo:font-style="normal" officeooo:rsid="009842d3" style:font-style-asian="normal" style:font-style-complex="normal"/>
    </style:style>
    <style:style style:name="T6" style:family="text">
      <style:text-properties fo:font-style="normal" officeooo:rsid="0099cec3" style:font-style-asian="normal" style:font-style-complex="normal"/>
    </style:style>
    <style:style style:name="T7" style:family="text">
      <style:text-properties officeooo:rsid="00160dc7"/>
    </style:style>
    <style:style style:name="T8" style:family="text">
      <style:text-properties officeooo:rsid="00328e42"/>
    </style:style>
    <style:style style:name="T9" style:family="text">
      <style:text-properties officeooo:rsid="0039bf9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28e42" style:font-weight-asian="bold" style:font-weight-complex="bold"/>
    </style:style>
    <style:style style:name="T12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officeooo:rsid="008023e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background-color="#f8f8f8" loext:char-shading-value="0"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" style:family="text">
      <style:text-properties fo:color="#000000" loext:opacity="100%" fo:language="en" fo:country="US" fo:font-style="normal" style:text-underline-style="none" fo:font-weight="normal" fo:background-color="transparent" loext:char-shading-value="0"/>
    </style:style>
    <style:style style:name="T18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94e8fe"/>
    </style:style>
    <style:style style:name="T21" style:family="text">
      <style:text-properties fo:language="en" fo:country="US" officeooo:rsid="00995f9d"/>
    </style:style>
    <style:style style:name="T22" style:family="text">
      <style:text-properties fo:language="ru" fo:country="RU" officeooo:rsid="005e1027"/>
    </style:style>
    <style:style style:name="T23" style:family="text">
      <style:text-properties officeooo:rsid="007338f7"/>
    </style:style>
    <style:style style:name="T24" style:family="text">
      <style:text-properties officeooo:rsid="007d0934"/>
    </style:style>
    <style:style style:name="T25" style:family="text">
      <style:text-properties style:font-name="PT Astra Serif1" fo:font-size="14pt" fo:language="ru" fo:country="RU" fo:font-style="normal" officeooo:rsid="0089ca2c" style:font-name-asian="Tahoma" style:font-size-asian="14pt" style:font-name-complex="Lohit Devanagari1" style:font-size-complex="14pt"/>
    </style:style>
    <style:style style:name="T26" style:family="text">
      <style:text-properties style:font-name="PT Astra Serif1" fo:font-size="14pt" fo:language="ru" fo:country="RU" fo:font-style="normal" officeooo:rsid="00926ef5" style:font-name-asian="Tahoma" style:font-size-asian="14pt" style:font-name-complex="Lohit Devanagari1" style:font-size-complex="14pt"/>
    </style:style>
    <style:style style:name="T27" style:family="text">
      <style:text-properties style:font-name="PT Astra Serif1" fo:font-size="14pt" fo:language="ru" fo:country="RU" fo:font-style="normal" officeooo:rsid="0099cec3" style:font-name-asian="Tahoma" style:font-size-asian="14pt" style:font-name-complex="Lohit Devanagari1" style:font-size-complex="14pt"/>
    </style:style>
    <style:style style:name="T28" style:family="text">
      <style:text-properties style:font-name="PT Astra Serif1" fo:font-size="14pt" fo:language="ru" fo:country="RU" fo:font-style="normal" officeooo:rsid="009aefc8" style:font-name-asian="Tahoma" style:font-size-asian="14pt" style:font-name-complex="Lohit Devanagari1" style:font-size-complex="14pt"/>
    </style:style>
    <style:style style:name="T29" style:family="text">
      <style:text-properties style:font-name="PT Astra Serif1" fo:font-size="14pt" fo:language="en" fo:country="US" fo:font-style="normal" officeooo:rsid="0099cec3" style:font-name-asian="Tahoma" style:font-size-asian="14pt" style:font-name-complex="Lohit Devanagari1" style:font-size-complex="14pt"/>
    </style:style>
    <style:style style:name="T30" style:family="text">
      <style:text-properties style:font-name="PT Astra Serif1" fo:font-size="14pt" fo:language="en" fo:country="US" fo:font-style="normal" officeooo:rsid="009aefc8" style:font-name-asian="Tahoma" style:font-size-asian="14pt" style:font-name-complex="Lohit Devanagari1" style:font-size-complex="14pt"/>
    </style:style>
    <style:style style:name="T31" style:family="text">
      <style:text-properties officeooo:rsid="008b90f5"/>
    </style:style>
    <style:style style:name="T32" style:family="text">
      <style:text-properties fo:color="#008000" loext:opacity="100%" fo:font-weight="bold"/>
    </style:style>
    <style:style style:name="T33" style:family="text">
      <style:text-properties fo:color="#bbbbbb" loext:opacity="100%"/>
    </style:style>
    <style:style style:name="T34" style:family="text">
      <style:text-properties fo:color="#0000ff" loext:opacity="100%"/>
    </style:style>
    <style:style style:name="T35" style:family="text">
      <style:text-properties fo:color="#0000ff" loext:opacity="100%" fo:font-weight="bold"/>
    </style:style>
    <style:style style:name="T36" style:family="text">
      <style:text-properties fo:color="#ba2121" loext:opacity="100%"/>
    </style:style>
    <style:style style:name="T37" style:family="text">
      <style:text-properties fo:color="#ba2121" loext:opacity="100%" fo:background-color="#f8f8f8" loext:char-shading-value="0"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8" style:family="text">
      <style:text-properties fo:color="#b00040" loext:opacity="100%"/>
    </style:style>
    <style:style style:name="T39" style:family="text">
      <style:text-properties fo:color="#666666" loext:opacity="100%"/>
    </style:style>
    <style:style style:name="T40" style:family="text">
      <style:text-properties officeooo:rsid="00953074"/>
    </style:style>
    <style:style style:name="T41" style:family="text">
      <style:text-properties officeooo:rsid="00995f9d"/>
    </style:style>
    <style:style style:name="T42" style:family="text">
      <style:text-properties officeooo:rsid="009cde4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2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8"/></text:span></text:p>
      <text:p text:style-name="P2"/>
      <text:p text:style-name="P2"/>
      <text:p text:style-name="P13"/>
      <text:p text:style-name="P17">РАЗРАБОТКА ПРОГРАММНЫХ МОДУЛЕЙ</text:p>
      <text:p text:style-name="P14"/>
      <text:p text:style-name="P14"/>
      <text:p text:style-name="P11">ЛАБОРАТОРНАЯ РАБОТА №<text:span text:style-name="T20">10</text:span></text:p>
      <text:p text:style-name="P3">по теме:</text:p>
      <text:p text:style-name="P19">Выборка данных по критерию и транзакции </text:p>
      <text:p text:style-name="Заголовок_20_2_20_титул"/>
      <text:p text:style-name="Заголовок_20_2_20_титул"/>
      <text:p text:style-name="P8"><text:span text:style-name="T10">Выполн</text:span><text:span text:style-name="T11">ил:</text:span><text:span text:style-name="T8"> </text:span></text:p>
      <text:p text:style-name="P8"><text:span text:style-name="T9">студент ЕПК,</text:span> <text:span text:style-name="T9">группа</text:span> <text:span text:style-name="T24">И-31</text:span></text:p>
      <text:p text:style-name="P21">Сафронов Данил</text:p>
      <text:p text:style-name="P9"/>
      <text:p text:style-name="P12"><text:span text:style-name="T9">Проверил</text:span>:</text:p>
      <text:p text:style-name="P7"><text:span text:style-name="T9">преподаватель</text:span><text:span text:style-name="T7"> </text:span><text:span text:style-name="T22">дисциплины «Разработка программных модулей»</text:span></text:p>
      <text:p text:style-name="P10">Фомин А. Т.</text:p>
      <text:p text:style-name="P4"/>
      <text:p text:style-name="P4"/>
      <text:p text:style-name="P4"/>
      <text:p text:style-name="P15"><text:span text:style-name="Emphasis"/></text:p>
      <text:p text:style-name="P15"><text:span text:style-name="Emphasis"/></text:p>
      <text:p text:style-name="P15"><text:span text:style-name="Emphasis"/></text:p>
      <text:p text:style-name="P15"><text:span text:style-name="Emphasis"/></text:p>
      <text:p text:style-name="P15"><text:span text:style-name="Emphasis"/></text:p>
      <text:p text:style-name="P15"><text:span text:style-name="Emphasis"/></text:p>
      <text:p text:style-name="P15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8" text:outline-level="2"><text:span text:style-name="T13">1 </text:span><text:span text:style-name="T12">Постановка задачи</text:span></text:h>
      <text:p text:style-name="P20">Разработать <text:span text:style-name="T41">программу на </text:span><text:span text:style-name="T21">C# </text:span><text:span text:style-name="T41">с использованием транзакций и без, провести выборку данных из таблиц базы данных по поставленным условиям.</text:span></text:p>
      <text:h text:style-name="P29" text:outline-level="2"><text:span text:style-name="T23">2 </text:span><text:span text:style-name="T24">Порядок выполнения работы</text:span></text:h>
      <text:list text:style-name="L1">
        <text:list-item>
          <text:p text:style-name="P33">Создать базу данных<text:span text:style-name="T19">, </text:span>имеющую 3 таблицы: <text:span text:style-name="T19">person, friends, number</text:span></text:p>
        </text:list-item>
        <text:list-item>
          <text:p text:style-name="P34">Вывести данные из таблиц <text:span text:style-name="T19">person </text:span>и <text:span text:style-name="T19">friends, </text:span>которые были введены пользователем</text:p>
        </text:list-item>
        <text:list-item>
          <text:p text:style-name="P34">Сравнить производительность программ с <text:span text:style-name="T42">использованием </text:span>транзакци<text:span text:style-name="T42">и </text:span>и без <text:span text:style-name="T42">нее</text:span></text:p>
        </text:list-item>
        <text:list-item>
          <text:p text:style-name="P34">Сделать 3 выборки данных по поставленным условиям</text:p>
        </text:list-item>
        <text:list-item>
          <text:p text:style-name="P34">Составить отчет по проделанной работе</text:p>
        </text:list-item>
      </text:list>
      <text:h text:style-name="P30" text:outline-level="2"><text:span text:style-name="T42">3</text:span> <text:span text:style-name="T40">Выполнение задания</text:span></text:h>
      <text:p text:style-name="P22"><text:span text:style-name="Emphasis"><text:span text:style-name="T1">Выборка </text:span></text:span><text:span text:style-name="Emphasis"><text:span text:style-name="T6">данных</text:span></text:span><text:span text:style-name="Emphasis"><text:span text:style-name="T1"> по условиям:</text:span></text:span></text:p>
      <text:list text:style-name="L2">
        <text:list-item>
          <text:p text:style-name="P35"><text:span text:style-name="Emphasis"><text:span text:style-name="T1">Сдела</text:span></text:span><text:span text:style-name="Emphasis"><text:span text:style-name="T5">ть</text:span></text:span><text:span text:style-name="Emphasis"><text:span text:style-name="T1"> выборку данных с помощью предложения SELECT во втором поле таблицы number, значения элементов которого больше 1000, но меньше 5000 и эти элементы должны быть кратные 7. </text:span></text:span><text:span text:style-name="Emphasis"><text:span text:style-name="T5">Вывести</text:span></text:span><text:span text:style-name="Emphasis"><text:span text:style-name="T1"> записи, соответствующие этому критерию.</text:span></text:span></text:p>
        </text:list-item>
        <text:list-item>
          <text:p text:style-name="P35"><text:span text:style-name="Emphasis"><text:span text:style-name="T1">Запрос по </text:span></text:span><text:span text:style-name="Emphasis"><text:span text:style-name="T6">значению </text:span></text:span><text:span text:style-name="Emphasis"><text:span text:style-name="T1">ar2: вывести по возрастанию числа, кратные 3 и не содержащие нуля.</text:span></text:span></text:p>
        </text:list-item>
        <text:list-item>
          <text:p text:style-name="P35"><text:span text:style-name="Emphasis"><text:span text:style-name="T1">Выполни</text:span></text:span><text:span text:style-name="Emphasis"><text:span text:style-name="T4">ть </text:span></text:span><text:span text:style-name="Emphasis"><text:span text:style-name="T1">выборку данных в таблице person по критерию: в поле name выбрать имена, которые начинаются с символа 't' и имеют длину ровно 3 символа, а значение в поле age меньше 45.</text:span></text:span></text:p>
        </text:list-item>
      </text:list>
      <text:p text:style-name="P23">Листинг <text:span text:style-name="T31">1</text:span>. <text:span text:style-name="T19">Program.cs</text:span></text:p>
      <text:p text:style-name="P23"><text:span text:style-name="T17"/></text:p>
      <text:p text:style-name="Text_20_body">Вывод в консоли:</text:p>
      <text:p text:style-name="Вывод_20_текст_20_в_20_консоли"/>
      <text:h text:style-name="P31" text:outline-level="2"><text:soft-page-break/><text:span text:style-name="T14"/></text:h>
      <text:h text:style-name="P31" text:outline-level="2"><text:span text:style-name="T14">6</text:span><text:span text:style-name="T13"> </text:span><text:span text:style-name="T14">Вывод </text:span></text:h>
      <text:p text:style-name="P24"><text:span text:style-name="T25">В результате выполненной работы </text:span><text:span text:style-name="T26">я разработал </text:span><text:span text:style-name="T27">программу, которая создает базу данных, таблицы, заполняет их </text:span><text:span text:style-name="T28">и выводит данные</text:span><text:span text:style-name="T27">. Я провел выборку данных по поставленным условиям</text:span><text:span text:style-name="T28">. М</text:span><text:span text:style-name="T27">етоды , реализующие запросы для выборки:</text:span><text:span text:style-name="T29"> FirstQuery(), SecondQuery(), ThirdQuery().</text:span><text:span text:style-name="T27"> Также мне нужно было сравнить производительности работы отдельных частей кода при работе с транзакцией и без неё при заполнении данных в таблицы, как итог — работа программы с транзакциями превзошла в сотни раз второй способ.</text:span><text:span text:style-name="T26"> </text:span><text:span text:style-name="T28">Сравнивая метод </text:span><text:span text:style-name="T30">reader.GetValue() </text:span><text:span text:style-name="T28">и </text:span><text:span text:style-name="T30">reader.[“value”] </text:span><text:span text:style-name="T28">я выяснил, что второй способ является более безопасным и удобным для получения значений, ведь не нужно явно указывать тип значений. Код программы показан в Листингах 1, 2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5H3M10S</meta:editing-duration>
    <meta:editing-cycles>43</meta:editing-cycles>
    <meta:generator>LibreOffice/24.2.1.2$Windows_X86_64 LibreOffice_project/db4def46b0453cc22e2d0305797cf981b68ef5ac</meta:generator>
    <dc:title>Реферат ГОСТ</dc:title>
    <dc:date>2024-10-01T17:40:28.843000000</dc:date>
    <meta:document-statistic meta:table-count="0" meta:image-count="0" meta:object-count="0" meta:page-count="3" meta:paragraph-count="32" meta:word-count="317" meta:character-count="2215" meta:non-whitespace-character-count="1933"/>
  </office:meta>
</office:document-meta>
</file>